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1c68e42" style:font-size-asian="11pt" style:font-size-complex="11pt"/>
    </style:style>
    <style:style style:name="P3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71fffb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c632f" style:font-size-asian="11pt" style:font-size-complex="11pt"/>
    </style:style>
    <style:style style:name="P5" style:family="paragraph" style:parent-style-name="Standard">
      <style:text-properties style:font-name="EB Garamond 12" fo:font-size="11pt" fo:language="en" fo:country="US" officeooo:paragraph-rsid="01c68e42" style:font-size-asian="11pt" style:font-size-complex="11pt"/>
    </style:style>
    <style:style style:name="P6" style:family="paragraph" style:parent-style-name="Standard">
      <style:paragraph-properties fo:text-align="justify" style:justify-single-word="false">
        <style:tab-stops>
          <style:tab-stop style:position="0.691cm"/>
        </style:tab-stops>
      </style:paragraph-properties>
      <style:text-properties style:font-name="EB Garamond 12" fo:font-size="11pt" fo:language="en" fo:country="US" officeooo:paragraph-rsid="023c6ef8" style:font-size-asian="11pt" style:font-size-complex="11pt"/>
    </style:style>
    <style:style style:name="P7" style:family="paragraph" style:parent-style-name="Standard">
      <style:paragraph-properties>
        <style:tab-stops>
          <style:tab-stop style:position="1.002cm"/>
          <style:tab-stop style:position="2.494cm"/>
          <style:tab-stop style:position="4.498cm"/>
        </style:tab-stops>
      </style:paragraph-properties>
      <style:text-properties style:font-name="EB Garamond 12" fo:font-size="11pt" fo:language="en" fo:country="US" officeooo:rsid="0003fba2" officeooo:paragraph-rsid="02716d63" style:font-size-asian="11pt" style:font-size-complex="11pt"/>
    </style:style>
    <style:style style:name="P8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71fffb" style:font-size-asian="11pt" style:font-size-complex="11pt"/>
    </style:style>
    <style:style style:name="P9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9c632f" style:font-size-asian="11pt" style:font-size-complex="11pt"/>
    </style:style>
    <style:style style:name="P10" style:family="paragraph" style:parent-style-name="Standard">
      <style:paragraph-properties fo:text-align="start" style:justify-single-word="false">
        <style:tab-stops>
          <style:tab-stop style:position="1.002cm"/>
        </style:tab-stops>
      </style:paragraph-properties>
      <style:text-properties style:font-name="EB Garamond 12" fo:font-size="11pt" fo:language="en" fo:country="US" officeooo:rsid="0063a409" officeooo:paragraph-rsid="0273d3e5" style:font-size-asian="11pt" style:font-size-complex="11pt"/>
    </style:style>
    <style:style style:name="P11" style:family="paragraph" style:parent-style-name="Standard">
      <style:paragraph-properties>
        <style:tab-stops>
          <style:tab-stop style:position="1.002cm"/>
          <style:tab-stop style:position="2.494cm"/>
          <style:tab-stop style:position="4.498cm"/>
        </style:tab-stops>
      </style:paragraph-properties>
      <style:text-properties style:font-name="EB Garamond 12" fo:font-size="11pt" fo:language="en" fo:country="US" officeooo:rsid="0003a8b9" officeooo:paragraph-rsid="02716d63" style:font-size-asian="11pt" style:font-size-complex="11pt"/>
    </style:style>
    <style:style style:name="P12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1c68e42" style:font-size-asian="11pt" style:font-style-asian="italic" style:font-size-complex="11pt" style:font-style-complex="italic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6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7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18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19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3ab3c01" officeooo:paragraph-rsid="01c68e42" style:font-size-asian="11pt" style:font-style-asian="normal" style:font-size-complex="11pt" style:font-style-complex="normal"/>
    </style:style>
    <style:style style:name="P20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271fffb" officeooo:paragraph-rsid="0271fffb" style:font-size-asian="11pt" style:font-style-asian="normal" style:font-size-complex="11pt" style:font-style-complex="normal"/>
    </style:style>
    <style:style style:name="P21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29c632f" officeooo:paragraph-rsid="029c632f" style:font-size-asian="11pt" style:font-style-asian="normal" style:font-size-complex="11pt" style:font-style-complex="normal"/>
    </style:style>
    <style:style style:name="P22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23" style:family="paragraph" style:parent-style-name="Standard">
      <style:paragraph-properties fo:text-align="center" style:justify-single-word="false" fo:break-before="pag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24" style:family="paragraph" style:parent-style-name="Footnote">
      <style:text-properties officeooo:rsid="04ba495b" officeooo:paragraph-rsid="04ba495b"/>
    </style:style>
    <style:style style:name="P2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70f581" officeooo:paragraph-rsid="0270f581" style:font-size-asian="11pt" style:font-style-asian="normal" style:font-size-complex="11pt" style:font-style-complex="normal"/>
    </style:style>
    <style:style style:name="P26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d781cb" style:font-size-asian="11pt" style:font-size-complex="11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0120e5" style:font-style-asian="italic" style:font-style-complex="italic"/>
    </style:style>
    <style:style style:name="T3" style:family="text">
      <style:text-properties officeooo:rsid="000120e5"/>
    </style:style>
    <style:style style:name="T4" style:family="text">
      <style:text-properties officeooo:rsid="00019284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471ec6f" style:font-style-asian="normal" style:font-style-complex="normal"/>
    </style:style>
    <style:style style:name="T7" style:family="text">
      <style:text-properties fo:font-style="normal" officeooo:rsid="04b865de" style:font-style-asian="normal" style:font-style-complex="normal"/>
    </style:style>
    <style:style style:name="T8" style:family="text">
      <style:text-properties fo:font-style="normal" officeooo:rsid="023c6ef8" style:font-style-asian="normal" style:font-style-complex="normal"/>
    </style:style>
    <style:style style:name="T9" style:family="text">
      <style:text-properties fo:font-style="normal" officeooo:rsid="02716d63" style:font-style-asian="normal" style:font-style-complex="normal"/>
    </style:style>
    <style:style style:name="T10" style:family="text">
      <style:text-properties fo:font-style="normal" officeooo:rsid="0271fffb" style:font-style-asian="normal" style:font-style-complex="normal"/>
    </style:style>
    <style:style style:name="T11" style:family="text">
      <style:text-properties fo:font-style="normal" officeooo:rsid="0275c4da" style:font-style-asian="normal" style:font-style-complex="normal"/>
    </style:style>
    <style:style style:name="T12" style:family="text">
      <style:text-properties fo:font-style="normal" officeooo:rsid="027839ce" style:font-style-asian="normal" style:font-style-complex="normal"/>
    </style:style>
    <style:style style:name="T13" style:family="text">
      <style:text-properties fo:font-style="normal" officeooo:rsid="0278c110" style:font-style-asian="normal" style:font-style-complex="normal"/>
    </style:style>
    <style:style style:name="T14" style:family="text">
      <style:text-properties fo:font-style="normal" officeooo:rsid="02796e1b" style:font-style-asian="normal" style:font-style-complex="normal"/>
    </style:style>
    <style:style style:name="T15" style:family="text">
      <style:text-properties fo:font-style="normal" officeooo:rsid="027adf08" style:font-style-asian="normal" style:font-style-complex="normal"/>
    </style:style>
    <style:style style:name="T16" style:family="text">
      <style:text-properties fo:font-style="normal" officeooo:rsid="027b3e83" style:font-style-asian="normal" style:font-style-complex="normal"/>
    </style:style>
    <style:style style:name="T17" style:family="text">
      <style:text-properties fo:font-style="normal" officeooo:rsid="027c0405" style:font-style-asian="normal" style:font-style-complex="normal"/>
    </style:style>
    <style:style style:name="T18" style:family="text">
      <style:text-properties fo:font-style="normal" officeooo:rsid="027dd63b" style:font-style-asian="normal" style:font-style-complex="normal"/>
    </style:style>
    <style:style style:name="T19" style:family="text">
      <style:text-properties fo:font-style="normal" officeooo:rsid="027df955" style:font-style-asian="normal" style:font-style-complex="normal"/>
    </style:style>
    <style:style style:name="T20" style:family="text">
      <style:text-properties fo:font-style="normal" officeooo:rsid="027f94c4" style:font-style-asian="normal" style:font-style-complex="normal"/>
    </style:style>
    <style:style style:name="T21" style:family="text">
      <style:text-properties fo:font-style="normal" officeooo:rsid="02808454" style:font-style-asian="normal" style:font-style-complex="normal"/>
    </style:style>
    <style:style style:name="T22" style:family="text">
      <style:text-properties fo:font-style="normal" officeooo:rsid="028230c9" style:font-style-asian="normal" style:font-style-complex="normal"/>
    </style:style>
    <style:style style:name="T23" style:family="text">
      <style:text-properties fo:font-style="normal" officeooo:rsid="028405ca" style:font-style-asian="normal" style:font-style-complex="normal"/>
    </style:style>
    <style:style style:name="T24" style:family="text">
      <style:text-properties fo:font-style="normal" officeooo:rsid="028465e8" style:font-style-asian="normal" style:font-style-complex="normal"/>
    </style:style>
    <style:style style:name="T25" style:family="text">
      <style:text-properties fo:font-style="normal" officeooo:rsid="02858030" style:font-style-asian="normal" style:font-style-complex="normal"/>
    </style:style>
    <style:style style:name="T26" style:family="text">
      <style:text-properties fo:font-style="normal" officeooo:rsid="02872d10" style:font-style-asian="normal" style:font-style-complex="normal"/>
    </style:style>
    <style:style style:name="T27" style:family="text">
      <style:text-properties fo:font-style="normal" officeooo:rsid="0287dde4" style:font-style-asian="normal" style:font-style-complex="normal"/>
    </style:style>
    <style:style style:name="T28" style:family="text">
      <style:text-properties fo:font-style="normal" officeooo:rsid="0288c1a6" style:font-style-asian="normal" style:font-style-complex="normal"/>
    </style:style>
    <style:style style:name="T29" style:family="text">
      <style:text-properties fo:font-style="normal" officeooo:rsid="028ac10a" style:font-style-asian="normal" style:font-style-complex="normal"/>
    </style:style>
    <style:style style:name="T30" style:family="text">
      <style:text-properties fo:font-style="normal" officeooo:rsid="028b0d4f" style:font-style-asian="normal" style:font-style-complex="normal"/>
    </style:style>
    <style:style style:name="T31" style:family="text">
      <style:text-properties fo:font-style="normal" officeooo:rsid="028c1c42" style:font-style-asian="normal" style:font-style-complex="normal"/>
    </style:style>
    <style:style style:name="T32" style:family="text">
      <style:text-properties fo:font-style="normal" officeooo:rsid="028d687e" style:font-style-asian="normal" style:font-style-complex="normal"/>
    </style:style>
    <style:style style:name="T33" style:family="text">
      <style:text-properties fo:font-style="normal" officeooo:rsid="028e6bb2" style:font-style-asian="normal" style:font-style-complex="normal"/>
    </style:style>
    <style:style style:name="T34" style:family="text">
      <style:text-properties fo:font-style="normal" officeooo:rsid="029015db" style:font-style-asian="normal" style:font-style-complex="normal"/>
    </style:style>
    <style:style style:name="T35" style:family="text">
      <style:text-properties fo:font-style="normal" officeooo:rsid="0291511e" style:font-style-asian="normal" style:font-style-complex="normal"/>
    </style:style>
    <style:style style:name="T36" style:family="text">
      <style:text-properties fo:font-style="normal" officeooo:rsid="029282b1" style:font-style-asian="normal" style:font-style-complex="normal"/>
    </style:style>
    <style:style style:name="T37" style:family="text">
      <style:text-properties fo:font-style="normal" officeooo:rsid="02932620" style:font-style-asian="normal" style:font-style-complex="normal"/>
    </style:style>
    <style:style style:name="T38" style:family="text">
      <style:text-properties fo:font-style="normal" officeooo:rsid="0293f343" style:font-style-asian="normal" style:font-style-complex="normal"/>
    </style:style>
    <style:style style:name="T39" style:family="text">
      <style:text-properties fo:font-style="normal" officeooo:rsid="0294a9f3" style:font-style-asian="normal" style:font-style-complex="normal"/>
    </style:style>
    <style:style style:name="T40" style:family="text">
      <style:text-properties fo:font-style="normal" officeooo:rsid="02962c7e" style:font-style-asian="normal" style:font-style-complex="normal"/>
    </style:style>
    <style:style style:name="T41" style:family="text">
      <style:text-properties fo:font-style="normal" officeooo:rsid="029656e7" style:font-style-asian="normal" style:font-style-complex="normal"/>
    </style:style>
    <style:style style:name="T42" style:family="text">
      <style:text-properties fo:font-style="normal" officeooo:rsid="029780a8" style:font-style-asian="normal" style:font-style-complex="normal"/>
    </style:style>
    <style:style style:name="T43" style:family="text">
      <style:text-properties fo:font-style="normal" officeooo:rsid="0298ffeb" style:font-style-asian="normal" style:font-style-complex="normal"/>
    </style:style>
    <style:style style:name="T44" style:family="text">
      <style:text-properties fo:font-style="normal" officeooo:rsid="029a73ae" style:font-style-asian="normal" style:font-style-complex="normal"/>
    </style:style>
    <style:style style:name="T45" style:family="text">
      <style:text-properties fo:font-style="normal" officeooo:rsid="029f3452" style:font-style-asian="normal" style:font-style-complex="normal"/>
    </style:style>
    <style:style style:name="T46" style:family="text">
      <style:text-properties fo:font-style="normal" officeooo:rsid="02a0f0ac" style:font-style-asian="normal" style:font-style-complex="normal"/>
    </style:style>
    <style:style style:name="T47" style:family="text">
      <style:text-properties fo:font-style="normal" officeooo:rsid="02a1a2da" style:font-style-asian="normal" style:font-style-complex="normal"/>
    </style:style>
    <style:style style:name="T48" style:family="text">
      <style:text-properties fo:font-style="normal" officeooo:rsid="02a28bab" style:font-style-asian="normal" style:font-style-complex="normal"/>
    </style:style>
    <style:style style:name="T49" style:family="text">
      <style:text-properties fo:font-style="normal" officeooo:rsid="02af3c53" style:font-style-asian="normal" style:font-style-complex="normal"/>
    </style:style>
    <style:style style:name="T50" style:family="text">
      <style:text-properties fo:font-style="normal" officeooo:rsid="02afc5e0" style:font-style-asian="normal" style:font-style-complex="normal"/>
    </style:style>
    <style:style style:name="T51" style:family="text">
      <style:text-properties fo:font-style="normal" officeooo:rsid="02b156e3" style:font-style-asian="normal" style:font-style-complex="normal"/>
    </style:style>
    <style:style style:name="T52" style:family="text">
      <style:text-properties fo:font-style="normal" officeooo:rsid="02b2b217" style:font-style-asian="normal" style:font-style-complex="normal"/>
    </style:style>
    <style:style style:name="T53" style:family="text">
      <style:text-properties fo:font-style="normal" officeooo:rsid="02b3b3c4" style:font-style-asian="normal" style:font-style-complex="normal"/>
    </style:style>
    <style:style style:name="T54" style:family="text">
      <style:text-properties fo:font-style="normal" officeooo:rsid="02b494e9" style:font-style-asian="normal" style:font-style-complex="normal"/>
    </style:style>
    <style:style style:name="T55" style:family="text">
      <style:text-properties fo:font-style="normal" officeooo:rsid="02b65f6d" style:font-style-asian="normal" style:font-style-complex="normal"/>
    </style:style>
    <style:style style:name="T56" style:family="text">
      <style:text-properties fo:font-style="normal" officeooo:rsid="02b6e281" style:font-style-asian="normal" style:font-style-complex="normal"/>
    </style:style>
    <style:style style:name="T57" style:family="text">
      <style:text-properties fo:font-style="normal" officeooo:rsid="02b75806" style:font-style-asian="normal" style:font-style-complex="normal"/>
    </style:style>
    <style:style style:name="T58" style:family="text">
      <style:text-properties fo:font-style="normal" officeooo:rsid="02b7753b" style:font-style-asian="normal" style:font-style-complex="normal"/>
    </style:style>
    <style:style style:name="T59" style:family="text">
      <style:text-properties fo:font-style="normal" officeooo:rsid="02b94ef2" style:font-style-asian="normal" style:font-style-complex="normal"/>
    </style:style>
    <style:style style:name="T60" style:family="text">
      <style:text-properties fo:font-style="normal" officeooo:rsid="02b9a6bb" style:font-style-asian="normal" style:font-style-complex="normal"/>
    </style:style>
    <style:style style:name="T61" style:family="text">
      <style:text-properties fo:font-style="normal" officeooo:rsid="02bb973f" style:font-style-asian="normal" style:font-style-complex="normal"/>
    </style:style>
    <style:style style:name="T62" style:family="text">
      <style:text-properties fo:font-style="normal" officeooo:rsid="02bc5581" style:font-style-asian="normal" style:font-style-complex="normal"/>
    </style:style>
    <style:style style:name="T63" style:family="text">
      <style:text-properties fo:font-style="normal" officeooo:rsid="02bca790" style:font-style-asian="normal" style:font-style-complex="normal"/>
    </style:style>
    <style:style style:name="T64" style:family="text">
      <style:text-properties fo:font-style="normal" officeooo:rsid="02be9b6f" style:font-style-asian="normal" style:font-style-complex="normal"/>
    </style:style>
    <style:style style:name="T65" style:family="text">
      <style:text-properties fo:font-style="normal" officeooo:rsid="02bee321" style:font-style-asian="normal" style:font-style-complex="normal"/>
    </style:style>
    <style:style style:name="T66" style:family="text">
      <style:text-properties fo:font-style="normal" officeooo:rsid="02bf2794" style:font-style-asian="normal" style:font-style-complex="normal"/>
    </style:style>
    <style:style style:name="T67" style:family="text">
      <style:text-properties fo:font-style="normal" officeooo:rsid="02c0408d" style:font-style-asian="normal" style:font-style-complex="normal"/>
    </style:style>
    <style:style style:name="T68" style:family="text">
      <style:text-properties fo:font-style="normal" officeooo:rsid="02c1abb0" style:font-style-asian="normal" style:font-style-complex="normal"/>
    </style:style>
    <style:style style:name="T69" style:family="text">
      <style:text-properties fo:font-style="normal" officeooo:rsid="02c361fb" style:font-style-asian="normal" style:font-style-complex="normal"/>
    </style:style>
    <style:style style:name="T70" style:family="text">
      <style:text-properties fo:font-style="normal" officeooo:rsid="02c38609" style:font-style-asian="normal" style:font-style-complex="normal"/>
    </style:style>
    <style:style style:name="T71" style:family="text">
      <style:text-properties fo:font-style="normal" officeooo:rsid="02c4143d" style:font-style-asian="normal" style:font-style-complex="normal"/>
    </style:style>
    <style:style style:name="T72" style:family="text">
      <style:text-properties fo:font-style="normal" officeooo:rsid="02c537b3" style:font-style-asian="normal" style:font-style-complex="normal"/>
    </style:style>
    <style:style style:name="T73" style:family="text">
      <style:text-properties fo:font-style="normal" officeooo:rsid="02c58177" style:font-style-asian="normal" style:font-style-complex="normal"/>
    </style:style>
    <style:style style:name="T74" style:family="text">
      <style:text-properties fo:font-style="normal" officeooo:rsid="02c75b88" style:font-style-asian="normal" style:font-style-complex="normal"/>
    </style:style>
    <style:style style:name="T75" style:family="text">
      <style:text-properties fo:font-style="normal" officeooo:rsid="02c8b5bf" style:font-style-asian="normal" style:font-style-complex="normal"/>
    </style:style>
    <style:style style:name="T76" style:family="text">
      <style:text-properties fo:font-style="normal" officeooo:rsid="02c921b9" style:font-style-asian="normal" style:font-style-complex="normal"/>
    </style:style>
    <style:style style:name="T77" style:family="text">
      <style:text-properties fo:font-style="normal" officeooo:rsid="02cadede" style:font-style-asian="normal" style:font-style-complex="normal"/>
    </style:style>
    <style:style style:name="T78" style:family="text">
      <style:text-properties fo:font-style="normal" officeooo:rsid="02cb83be" style:font-style-asian="normal" style:font-style-complex="normal"/>
    </style:style>
    <style:style style:name="T79" style:family="text">
      <style:text-properties fo:font-style="normal" officeooo:rsid="02cbc458" style:font-style-asian="normal" style:font-style-complex="normal"/>
    </style:style>
    <style:style style:name="T80" style:family="text">
      <style:text-properties fo:font-style="normal" officeooo:rsid="02cd1917" style:font-style-asian="normal" style:font-style-complex="normal"/>
    </style:style>
    <style:style style:name="T81" style:family="text">
      <style:text-properties fo:font-style="normal" officeooo:rsid="02d09324" style:font-style-asian="normal" style:font-style-complex="normal"/>
    </style:style>
    <style:style style:name="T82" style:family="text">
      <style:text-properties fo:font-style="normal" officeooo:rsid="02d1f736" style:font-style-asian="normal" style:font-style-complex="normal"/>
    </style:style>
    <style:style style:name="T83" style:family="text">
      <style:text-properties fo:font-style="normal" officeooo:rsid="02d391e0" style:font-style-asian="normal" style:font-style-complex="normal"/>
    </style:style>
    <style:style style:name="T84" style:family="text">
      <style:text-properties fo:font-style="normal" officeooo:rsid="02d47dc2" style:font-style-asian="normal" style:font-style-complex="normal"/>
    </style:style>
    <style:style style:name="T85" style:family="text">
      <style:text-properties fo:font-style="normal" officeooo:rsid="02d4c233" style:font-style-asian="normal" style:font-style-complex="normal"/>
    </style:style>
    <style:style style:name="T86" style:family="text">
      <style:text-properties fo:font-style="normal" officeooo:rsid="02d5b2e3" style:font-style-asian="normal" style:font-style-complex="normal"/>
    </style:style>
    <style:style style:name="T87" style:family="text">
      <style:text-properties fo:font-style="normal" officeooo:rsid="02d781cb" style:font-style-asian="normal" style:font-style-complex="normal"/>
    </style:style>
    <style:style style:name="T88" style:family="text">
      <style:text-properties fo:font-style="normal" officeooo:rsid="02d89410" style:font-style-asian="normal" style:font-style-complex="normal"/>
    </style:style>
    <style:style style:name="T89" style:family="text">
      <style:text-properties officeooo:rsid="000a14f6"/>
    </style:style>
    <style:style style:name="T90" style:family="text">
      <style:text-properties officeooo:rsid="005714b7"/>
    </style:style>
    <style:style style:name="T91" style:family="text">
      <style:text-properties officeooo:rsid="00880dbe"/>
    </style:style>
    <style:style style:name="T92" style:family="text">
      <style:text-properties officeooo:rsid="007c6d62"/>
    </style:style>
    <style:style style:name="T93" style:family="text">
      <style:text-properties officeooo:rsid="01c4f176"/>
    </style:style>
    <style:style style:name="T94" style:family="text">
      <style:text-properties officeooo:rsid="03b4652d"/>
    </style:style>
    <style:style style:name="T95" style:family="text">
      <style:text-properties officeooo:rsid="04b50477"/>
    </style:style>
    <style:style style:name="T96" style:family="text">
      <style:text-properties officeooo:rsid="0473a949"/>
    </style:style>
    <style:style style:name="T97" style:family="text">
      <style:text-properties officeooo:rsid="0387836c"/>
    </style:style>
    <style:style style:name="T98" style:family="text">
      <style:text-properties officeooo:rsid="01dff054"/>
    </style:style>
    <style:style style:name="T99" style:family="text">
      <style:text-properties officeooo:rsid="023c6ef8"/>
    </style:style>
    <style:style style:name="T100" style:family="text">
      <style:text-properties officeooo:rsid="023d2c84"/>
    </style:style>
    <style:style style:name="T101" style:family="text">
      <style:text-properties officeooo:rsid="0273d3e5"/>
    </style:style>
    <style:style style:name="T102" style:family="text">
      <style:text-properties officeooo:rsid="02ad4da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17"><text:s text:c="4"/>Wolfgang <text:span text:style-name="T93">Esser-</text:span>Skala, 201<text:span text:style-name="T93">9</text:span></text:p>
      <text:p text:style-name="P17"/>
      <text:p text:style-name="P17"/>
      <text:p text:style-name="P15">© 201<text:span text:style-name="T93">9</text:span> by Wolfgang <text:span text:style-name="T93">Esser-</text:span>Skala. This edition is licensed under the Creative Commons Attribution<text:span text:style-name="T91">-NonCommercial-ShareAlike</text:span> 4.0 International License. To view a copy of this license, visit http://creativecommons.org/licenses/by<text:span text:style-name="T92">-nc-sa</text:span>/4.0/. </text:p>
      <text:p text:style-name="P14"/>
      <text:p text:style-name="P16">Music engraving by LilyPond 2.18.0 (http://www.lilypond.org).<text:span text:style-name="T90"><text:line-break/>Front matter</text:span> typeset with EB Garamond (http://www.georgduffner.at/ebgaramond).</text:p>
      <text:p text:style-name="P17"/>
      <text:p text:style-name="P13">First <text:span text:style-name="T93">version</text:span>, <text:span text:style-name="T100">December</text:span> 201<text:span text:style-name="T93">9</text:span></text:p>
      <text:p text:style-name="P22"/>
      <text:p text:style-name="P18">P R E F A C E <text:s text:c="2"/><text:span text:style-name="T1">&amp;</text:span> <text:s text:c="2"/>C R I T I C A L <text:s text:c="2"/>R E P O R T </text:p>
      <text:p text:style-name="P18"/>
      <text:p text:style-name="P1"/>
      <text:p text:style-name="P6">This edition <text:span text:style-name="T3">of the </text:span><text:span text:style-name="T2">Missa Pastorella ex G</text:span><text:span text:style-name="T3"> </text:span>bases upon <text:span text:style-name="T95">a copy in the Fürst zu Hohenlohe-Bartensteinsches Archiv. The digital version of the manuscript is available at</text:span></text:p>
      <text:p text:style-name="P10"><text:tab/><text:span text:style-name="T101">http://www.landesarchiv-bw.de/plink/?f=3-217491-1 </text:span>(siglum<text:span text:style-name="T96"> Ba 120 Bü 238</text:span>)<text:span text:style-name="T101">.</text:span></text:p>
      <text:p text:style-name="P5"/>
      <text:p text:style-name="P2">In general, this edition closely follows the <text:span text:style-name="T97">manuscript</text:span>. Any changes <text:span text:style-name="T89">that were introduced </text:span>by the editor are indicated by italic type (dynamics and <text:span text:style-name="T4">directions</text:span>), parentheses<text:span text:style-name="T4"> (expressive marks), </text:span>dashes (slurs and ties)<text:span text:style-name="T102"> or crossed circles (grace notes). Accidentals are used according to modern conventions. Asterisks denote changes that are clarified in the detailed remarks below.</text:span></text:p>
      <text:p text:style-name="P19"/>
      <text:p text:style-name="P19"/>
      <text:p text:style-name="P20">k y r i e</text:p>
      <text:p text:style-name="P2"/>
      <text:p text:style-name="P8"><text:span text:style-name="T1">Bar<text:tab/>Staff<text:tab/>Note</text:span><text:span text:style-name="T9"><text:line-break/>1<text:tab/>S</text:span><text:span text:style-name="T7"><text:note text:id="ftn1" text:note-class="footnote"><text:note-citation>1</text:note-citation><text:note-body><text:p text:style-name="P24">Abbreviations: Ms, manuscript;<text:span text:style-name="T99"> </text:span>org, organ; <text:span text:style-name="T98">r, rest; </text:span>vl, violin<text:span text:style-name="T98">; vla, viola</text:span>.</text:p></text:note-body></text:note></text:span><text:span text:style-name="T9"><text:tab/>last quarter in Ms: g′4 <text:line-break/>15<text:tab/>fl 2<text:tab/>grace note missing in Ms <text:line-break/>17<text:tab/>S<text:tab/>last eighth in Ms: r16–d″16 <text:line-break/>19<text:tab/>S<text:tab/>last eighth in Ms: r16–d″16 <text:line-break/>20<text:tab/>S<text:tab/>last eighth in Ms: r16–c″16 <text:line-break/>37<text:tab/>vl 2<text:tab/>grace note missing in Ms <text:line-break/>38<text:tab/>fl 1<text:tab/>1st half of bar in Ms: a′4–b′4 <text:line-break/>45<text:tab/>S<text:tab/>last eighth in Ms: r16–c″16 <text:line-break/>60<text:tab/>fl vl 2<text:tab/>grace note missing in Ms <text:line-break/>63<text:tab/>vl 1</text:span><text:span text:style-name="T10"><text:tab/></text:span><text:span text:style-name="T9">last eighth in Ms: e″8 <text:line-break/>64</text:span><text:span text:style-name="T10"><text:tab/></text:span><text:span text:style-name="T9">vl 1</text:span><text:span text:style-name="T10"><text:tab/></text:span><text:span text:style-name="T9">grace note missing in Ms <text:line-break/>69</text:span><text:span text:style-name="T10"><text:tab/></text:span><text:span text:style-name="T9">B</text:span><text:span text:style-name="T10"><text:tab/></text:span><text:span text:style-name="T9">1st half of bar in Ms: d′4–r4 <text:line-break/>70</text:span><text:span text:style-name="T10"><text:tab/></text:span><text:span text:style-name="T9">fl 2</text:span><text:span text:style-name="T10"><text:tab/></text:span><text:span text:style-name="T9">3rd eighth in Ms: c″8 <text:line-break/>71</text:span><text:span text:style-name="T10"><text:tab/></text:span><text:span text:style-name="T9">vl 1</text:span><text:span text:style-name="T10"><text:tab/></text:span><text:span text:style-name="T9">1st quarter in Ms: g′ <text:line-break/>73</text:span><text:span text:style-name="T10"><text:tab/></text:span><text:span text:style-name="T9">vl 1</text:span><text:span text:style-name="T10"><text:tab/></text:span><text:span text:style-name="T9">1st quarter in Ms: a′ <text:line-break/>73</text:span><text:span text:style-name="T10"><text:tab/></text:span><text:span text:style-name="T9">B</text:span><text:span text:style-name="T10"><text:tab/></text:span><text:span text:style-name="T9">1st half of bar in Ms: a4–r4 <text:line-break/>75</text:span><text:span text:style-name="T10"><text:tab/></text:span><text:span text:style-name="T9">vl 1</text:span><text:span text:style-name="T10"><text:tab/></text:span><text:span text:style-name="T9">bar in Ms: r4–a′8–b′8–a′4–a′4 <text:line-break/>76</text:span><text:span text:style-name="T10"><text:tab/></text:span><text:span text:style-name="T9">vl 1</text:span><text:span text:style-name="T10"><text:tab/></text:span><text:span text:style-name="T9">1st quarter in Ms: a′8–d″8 <text:line-break/>93</text:span><text:span text:style-name="T10"><text:tab/></text:span><text:span text:style-name="T9">fl 1</text:span><text:span text:style-name="T10"><text:tab/></text:span><text:span text:style-name="T9">bar in Ms: r1 <text:line-break/>93</text:span><text:span text:style-name="T10"><text:tab/></text:span><text:span text:style-name="T9">fl 2</text:span><text:span text:style-name="T10"><text:tab/></text:span><text:span text:style-name="T9">bar in Ms: r1 <text:line-break/>101</text:span><text:span text:style-name="T10"><text:tab/></text:span><text:span text:style-name="T9">A</text:span><text:span text:style-name="T10"><text:tab/></text:span><text:span text:style-name="T9">last quarter in Ms: b′4 <text:line-break/>104</text:span><text:span text:style-name="T10"><text:tab/></text:span><text:span text:style-name="T9">cor 1</text:span><text:span text:style-name="T10"><text:tab/></text:span><text:span text:style-name="T9">bar in Ms: d″1 <text:line-break/>109</text:span><text:span text:style-name="T10"><text:tab/></text:span><text:span text:style-name="T9">cor 1</text:span><text:span text:style-name="T10"><text:tab/></text:span><text:span text:style-name="T9">1st half of bar in Ms: g″4–r4 <text:line-break/>113</text:span><text:span text:style-name="T10"><text:tab/></text:span><text:span text:style-name="T9">vl 1</text:span><text:span text:style-name="T10"><text:tab/></text:span><text:span text:style-name="T9">grace note missing in Ms <text:line-break/>118</text:span><text:span text:style-name="T10"><text:tab/></text:span><text:span text:style-name="T9">fl 1, vl</text:span><text:span text:style-name="T10"><text:tab/></text:span><text:span text:style-name="T9">grace notes missing in Ms <text:line-break/>119</text:span><text:span text:style-name="T10"><text:tab/></text:span><text:span text:style-name="T9">vl 1</text:span><text:span text:style-name="T10"><text:tab/></text:span><text:span text:style-name="T9">grace note missing in Ms <text:line-break/>122</text:span><text:span text:style-name="T10"><text:tab/></text:span><text:span text:style-name="T9">cor 1</text:span><text:span text:style-name="T10"><text:tab/></text:span><text:span text:style-name="T9">1st half of bar in Ms: g′4–r4 <text:line-break/>126</text:span><text:span text:style-name="T10"><text:tab/></text:span><text:span text:style-name="T9">fl 1, vl 2</text:span><text:span text:style-name="T10"><text:tab/></text:span><text:span text:style-name="T9">grace notes missing in Ms <text:line-break/>128</text:span><text:span text:style-name="T10"><text:tab/></text:span><text:span text:style-name="T9">vl 2</text:span><text:span text:style-name="T10"><text:tab/>2</text:span><text:span text:style-name="T9">nd quarter in Ms: g′–e′ <text:line-break/>142</text:span><text:span text:style-name="T10"><text:tab/></text:span><text:span text:style-name="T9">vl 2</text:span><text:span text:style-name="T10"><text:tab/></text:span><text:span text:style-name="T9">in Ms unison with vl 1 <text:line-break/>150</text:span><text:span text:style-name="T10"><text:tab/></text:span><text:span text:style-name="T9">vl 2</text:span><text:span text:style-name="T10"><text:tab/></text:span><text:span text:style-name="T9">1st half of bar in Ms: fis′2 <text:line-break/>164</text:span><text:span text:style-name="T10"><text:tab/></text:span><text:span text:style-name="T9">cor 2</text:span><text:span text:style-name="T10"><text:tab/></text:span><text:span text:style-name="T9">bar in Ms: c′2–c′2 <text:line-break/>168</text:span><text:span text:style-name="T10"><text:tab/></text:span><text:span text:style-name="T9">vla</text:span><text:span text:style-name="T10"><text:tab/>1</text:span><text:span text:style-name="T9">st quarter in Ms: a4 <text:line-break/>186</text:span><text:span text:style-name="T10"><text:tab/></text:span><text:span text:style-name="T9">fl 1, vl 1</text:span><text:span text:style-name="T10"><text:tab/></text:span><text:span text:style-name="T9">grace note missing in Ms <text:line-break/></text:span><text:soft-page-break/><text:span text:style-name="T9">189</text:span><text:span text:style-name="T10"><text:tab/></text:span><text:span text:style-name="T9">fl, vl, A</text:span><text:span text:style-name="T10"><text:tab/></text:span><text:span text:style-name="T9">grace note missing in Ms <text:line-break/>209</text:span><text:span text:style-name="T10"><text:tab/></text:span><text:span text:style-name="T9">cor 2</text:span><text:span text:style-name="T10"><text:tab/></text:span><text:span text:style-name="T9">bar in Ms: c′2–c′2 <text:line-break/>211</text:span><text:span text:style-name="T10"><text:tab/></text:span><text:span text:style-name="T9">cor 1</text:span><text:span text:style-name="T10"><text:tab/></text:span><text:span text:style-name="T9">bar in Ms: g′2–g′2 <text:line-break/>215</text:span><text:span text:style-name="T10"><text:tab/></text:span><text:span text:style-name="T9">vl 1</text:span><text:span text:style-name="T10"><text:tab/></text:span><text:span text:style-name="T9">1st quarter in Ms: g′4 <text:line-break/>219</text:span><text:span text:style-name="T10"><text:tab/></text:span><text:span text:style-name="T9">T</text:span><text:span text:style-name="T10"><text:tab/></text:span><text:span text:style-name="T9">last quarter in Ms: c′4</text:span></text:p>
      <text:p text:style-name="P8"/>
      <text:p text:style-name="P8"/>
      <text:p text:style-name="P8"/>
      <text:p text:style-name="P20">g l o ri a</text:p>
      <text:p text:style-name="P3"/>
      <text:p text:style-name="P9"><text:span text:style-name="T1">Bar<text:tab/>Staff<text:tab/>Note</text:span><text:span text:style-name="T9"><text:line-break/></text:span><text:span text:style-name="T15">70<text:tab/>vl 2<text:tab/>bar in Ms: cis′8–cis′8–cis′8–cis′8–cis′8–cis′8<text:line-break/></text:span><text:span text:style-name="T14">99<text:tab/>vla<text:tab/>bar in Ms: eis′4.–fis′4.<text:line-break/></text:span><text:span text:style-name="T13">100<text:tab/>vl 1<text:tab/>2nd half of bar in Ms: fis′8–fis″4<text:line-break/></text:span><text:span text:style-name="T12">127<text:tab/>A<text:tab/>2nd quarter in Ms: b′4</text:span><text:span text:style-name="T16"><text:line-break/><text:line-break/></text:span><text:span text:style-name="T23">149–287<text:tab/>org<text:tab/>bass figures missing in Ms<text:line-break/></text:span><text:span text:style-name="T18">152<text:tab/>vl 1<text:tab/></text:span><text:span text:style-name="T16">grace note missing in Ms</text:span><text:span text:style-name="T25"><text:line-break/>153</text:span><text:span text:style-name="T17"><text:tab/></text:span><text:span text:style-name="T20">vl </text:span><text:span text:style-name="T25">2</text:span><text:span text:style-name="T17"><text:tab/></text:span><text:span text:style-name="T16">grace note</text:span><text:span text:style-name="T17">s</text:span><text:span text:style-name="T16"> missing in Ms</text:span><text:span text:style-name="T24"><text:line-break/>154<text:tab/>vl 1</text:span><text:span text:style-name="T18"><text:tab/></text:span><text:span text:style-name="T16">grace note missing in Ms</text:span><text:span text:style-name="T32"><text:line-break/>169<text:tab/>vl 2<text:tab/>bar in Ms: r8–b′8–r8–b′8</text:span><text:span text:style-name="T28"><text:line-break/>171</text:span><text:span text:style-name="T18"><text:tab/>vl </text:span><text:span text:style-name="T28">2</text:span><text:span text:style-name="T18"><text:tab/></text:span><text:span text:style-name="T16">grace note missing in Ms</text:span><text:span text:style-name="T28"><text:line-break/>172</text:span><text:span text:style-name="T18"><text:tab/>vl </text:span><text:span text:style-name="T28">2</text:span><text:span text:style-name="T18"><text:tab/></text:span><text:span text:style-name="T16">grace note missing in Ms</text:span><text:span text:style-name="T26"><text:line-break/></text:span><text:span text:style-name="T18">1</text:span><text:span text:style-name="T26">89</text:span><text:span text:style-name="T18"><text:tab/>vl </text:span><text:span text:style-name="T26">2</text:span><text:span text:style-name="T18"><text:tab/></text:span><text:span text:style-name="T16">grace note missing in Ms</text:span><text:span text:style-name="T19"><text:line-break/></text:span><text:span text:style-name="T18">1</text:span><text:span text:style-name="T19">91</text:span><text:span text:style-name="T18"><text:tab/>vl 1<text:tab/></text:span><text:span text:style-name="T16">grace note missing in Ms</text:span><text:span text:style-name="T36"><text:line-break/></text:span><text:span text:style-name="T18">1</text:span><text:span text:style-name="T19">9</text:span><text:span text:style-name="T36">7</text:span><text:span text:style-name="T18"><text:tab/></text:span><text:span text:style-name="T36">fl 2</text:span><text:span text:style-name="T18"><text:tab/></text:span><text:span text:style-name="T16">grace note missing in Ms</text:span><text:span text:style-name="T27"><text:line-break/>21</text:span><text:span text:style-name="T33">3</text:span><text:span text:style-name="T27"><text:tab/></text:span><text:span text:style-name="T37">fl 2, </text:span><text:span text:style-name="T27">vl </text:span><text:span text:style-name="T33">1</text:span><text:span text:style-name="T27"><text:tab/></text:span><text:span text:style-name="T33">last</text:span><text:span text:style-name="T27"> sixteenth in Ms: </text:span><text:span text:style-name="T33">g</text:span><text:span text:style-name="T27">″16</text:span><text:span text:style-name="T20"><text:line-break/></text:span><text:span text:style-name="T17">2</text:span><text:span text:style-name="T20">22</text:span><text:span text:style-name="T17"><text:tab/></text:span><text:span text:style-name="T34">fl 1, </text:span><text:span text:style-name="T20">vl 1</text:span><text:span text:style-name="T17"><text:tab/></text:span><text:span text:style-name="T16">grace note</text:span><text:span text:style-name="T17">s</text:span><text:span text:style-name="T16"> missing in Ms</text:span><text:span text:style-name="T28"><text:line-break/>224</text:span><text:span text:style-name="T18"><text:tab/>vl 1<text:tab/></text:span><text:span text:style-name="T16">grace note missing in Ms</text:span><text:span text:style-name="T28"><text:line-break/>225</text:span><text:span text:style-name="T18"><text:tab/>vl 1<text:tab/></text:span><text:span text:style-name="T16">grace note missing in Ms</text:span><text:span text:style-name="T29"><text:line-break/>232<text:tab/>vl 2<text:tab/>1st quarter in Ms: fis′4</text:span><text:span text:style-name="T18"><text:line-break/></text:span><text:span text:style-name="T16">240<text:tab/></text:span><text:span text:style-name="T30">vl 2, </text:span><text:span text:style-name="T16">S<text:tab/>grace note missing in Ms</text:span><text:span text:style-name="T35"><text:line-break/>244<text:tab/>fl 1<text:tab/></text:span><text:span text:style-name="T16">grace note missing in Ms</text:span><text:span text:style-name="T21"><text:line-break/>244<text:tab/>vl 1<text:tab/>bar in Ms: grace c″8–b′4–r4</text:span><text:span text:style-name="T31"><text:line-break/></text:span><text:span text:style-name="T16">24</text:span><text:span text:style-name="T31">8</text:span><text:span text:style-name="T16"><text:tab/></text:span><text:span text:style-name="T30">vl 2</text:span><text:span text:style-name="T16"><text:tab/>grace note missing in Ms</text:span><text:span text:style-name="T22"><text:line-break/>272<text:tab/></text:span><text:span text:style-name="T38">fl 2, </text:span><text:span text:style-name="T22">S<text:tab/></text:span><text:span text:style-name="T16">grace note missing in Ms</text:span><text:span text:style-name="T17"><text:line-break/>279<text:tab/>S<text:tab/></text:span><text:span text:style-name="T16">grace note</text:span><text:span text:style-name="T17">s</text:span><text:span text:style-name="T16"> missing in Ms</text:span><text:span text:style-name="T39"><text:line-break/>287<text:tab/>fl 1, vl<text:tab/>1st quarter in Ms: g′8–r8</text:span><text:span text:style-name="T40"><text:line-break/><text:line-break/>291<text:tab/></text:span><text:span text:style-name="T42">vl 2, </text:span><text:span text:style-name="T40">S<text:tab/></text:span><text:span text:style-name="T16">grace note missing in Ms</text:span><text:span text:style-name="T41"><text:line-break/>297<text:tab/>T<text:tab/>2nd quarter in Ms: cis′4</text:span><text:span text:style-name="T44"><text:line-break/>356<text:tab/>tr 1<text:tab/>bar in Ms: d″2.</text:span><text:span text:style-name="T43"><text:line-break/>385<text:tab/>vl 2<text:tab/>1st quarter in Ms: fis′4</text:span></text:p>
      <text:p text:style-name="P9"/>
      <text:p text:style-name="P9"/>
      <text:p text:style-name="P9"/>
      <text:p text:style-name="P21">c r e d o</text:p>
      <text:p text:style-name="P4"/>
      <text:p text:style-name="P26"><text:span text:style-name="T1">Bar<text:tab/>Staff<text:tab/>Note</text:span><text:span text:style-name="T48"><text:line-break/></text:span><text:span text:style-name="T47">79<text:tab/>B<text:tab/>2nd quarter in Ms: e4</text:span><text:span text:style-name="T51"><text:line-break/>84<text:tab/>vl 2<text:tab/>in Ms unison with vla<text:line-break/>85<text:tab/>vl 2<text:tab/>in Ms unison with vla</text:span><text:span text:style-name="T49"><text:line-break/>93<text:tab/>vl 2<text:tab/>bar in Ms: g′8–fis′8–g′8–a′8–b′8–c″8</text:span><text:span text:style-name="T46"><text:line-break/>97<text:tab/>A<text:tab/>4th sixteenth in Ms: b′16</text:span><text:span text:style-name="T45"><text:line-break/></text:span><text:soft-page-break/><text:span text:style-name="T52">100<text:tab/>cor 2<text:tab/>3rd quarter in Ms: r8–d″8</text:span><text:span text:style-name="T53"><text:line-break/>102<text:tab/>cor 1<text:tab/></text:span><text:span text:style-name="T52">3rd quarter in Ms: </text:span><text:span text:style-name="T53">d″4</text:span><text:span text:style-name="T52"><text:line-break/></text:span><text:span text:style-name="T45">118<text:tab/>T<text:tab/>3rd quarter in Ms: fis′4</text:span><text:span text:style-name="T54"><text:line-break/>121<text:tab/>cor 1<text:tab/>bar in Ms: c″2–c″4</text:span><text:span text:style-name="T50"><text:line-break/>124<text:tab/>vl 1<text:tab/>2nd half of bar in Ms: cis‴16–d‴16–cis‴16–d‴16–cis‴16–d‴16</text:span><text:span text:style-name="T55"><text:line-break/><text:line-break/></text:span><text:span text:style-name="T62">136<text:tab/>vl 1<text:tab/>2nd eighth in Ms: g″8–d″8<text:line-break/>136<text:tab/>org<text:tab/>last quarter in Ms: c″16–b′16–g″16– b′16<text:line-break/></text:span><text:span text:style-name="T57">142<text:tab/>org<text:tab/>3rd quarter in left hand missing in Ms</text:span><text:span text:style-name="T72"><text:line-break/>144<text:tab/>fl 1, 2<text:tab/>2nd eighth in Ms: g″16–d″16</text:span><text:span text:style-name="T64"><text:line-break/>144<text:tab/>vl 2<text:tab/>2nd quarter in Ms: c″8–g″16.–c″32</text:span><text:span text:style-name="T73"><text:line-break/>154<text:tab/>fl 2<text:tab/>1st quarter in Ms: g′4; grace note missing</text:span><text:span text:style-name="T68"><text:line-break/>163<text:tab/>fl 1<text:tab/>2nd ha</text:span><text:span text:style-name="T70">l</text:span><text:span text:style-name="T68">f of bar in Ms: d‴16–b″16–c‴16–a″16–a″16–fis″16</text:span><text:span text:style-name="T74"><text:line-break/>163<text:tab/>fl 2<text:tab/></text:span><text:span text:style-name="T68">2nd ha</text:span><text:span text:style-name="T70">l</text:span><text:span text:style-name="T68">f of bar in Ms: </text:span><text:span text:style-name="T74">b″</text:span><text:span text:style-name="T68">16–</text:span><text:span text:style-name="T74">g</text:span><text:span text:style-name="T68">″16–</text:span><text:span text:style-name="T74">a″</text:span><text:span text:style-name="T68">16–</text:span><text:span text:style-name="T74">fis</text:span><text:span text:style-name="T68">″16–</text:span><text:span text:style-name="T74">c</text:span><text:span text:style-name="T68">″16–</text:span><text:span text:style-name="T74">a′</text:span><text:span text:style-name="T68">16</text:span><text:span text:style-name="T75"><text:line-break/>172<text:tab/>fl 1<text:tab/>1st quarter in Ms: g′4</text:span><text:span text:style-name="T60"><text:line-break/>174<text:tab/>A<text:tab/>3rd eighth in Ms: b′8</text:span><text:span text:style-name="T69"><text:line-break/>181<text:tab/>fl 1<text:tab/>last quarter in Ms: g″8–g″8</text:span><text:span text:style-name="T76"><text:line-break/>188<text:tab/>fl 1<text:tab/>1st quarter in Ms: b″8–b″16–c‴16</text:span><text:span text:style-name="T63"><text:line-break/>189<text:tab/>vlne<text:tab/>2nd quarter in Ms: d4<text:line-break/>191<text:tab/>vlne<text:tab/>2nd quarter in Ms: d4</text:span><text:span text:style-name="T61"><text:line-break/>203<text:tab/>A<text:tab/>7th sixteenth in Ms: e′16; last eighth in Ms: g′8</text:span><text:span text:style-name="T58"><text:line-break/>203<text:tab/>org<text:tab/>1st eighth in Ms: d′+fis′8</text:span><text:span text:style-name="T70"><text:line-break/>236</text:span><text:span text:style-name="T68"><text:tab/>fl 1<text:tab/>2nd ha</text:span><text:span text:style-name="T70">l</text:span><text:span text:style-name="T68">f of bar in Ms: </text:span><text:span text:style-name="T70">a″16–fis″16–g″16–e″16–e″16–cis″16</text:span><text:span text:style-name="T77"><text:line-break/></text:span><text:span text:style-name="T70">236</text:span><text:span text:style-name="T68"><text:tab/>fl </text:span><text:span text:style-name="T77">2</text:span><text:span text:style-name="T68"><text:tab/>2nd ha</text:span><text:span text:style-name="T70">l</text:span><text:span text:style-name="T68">f of bar in Ms: </text:span><text:span text:style-name="T77">fis″16–d″16–e″16–cis″16–cis″16–g′16</text:span><text:span text:style-name="T59"><text:line-break/></text:span><text:span text:style-name="T58">2</text:span><text:span text:style-name="T59">46</text:span><text:span text:style-name="T58"><text:tab/>org<text:tab/>1st eighth in Ms: </text:span><text:span text:style-name="T59">g</text:span><text:span text:style-name="T58">′+</text:span><text:span text:style-name="T59">b</text:span><text:span text:style-name="T58">′8</text:span><text:span text:style-name="T71"><text:line-break/>254<text:tab/>fl 1<text:tab/>2nd/3rd quarter in Ms: a″16–g″8–fis″16–e″16–e″16–d″8–c″16–b′16</text:span><text:span text:style-name="T57"><text:line-break/></text:span><text:span text:style-name="T55">255<text:tab/>vlne<text:tab/>2nd quarter in Ms: e4</text:span><text:span text:style-name="T65"><text:line-break/>269<text:tab/>vl 2<text:tab/>1st quarter in Ms: g″4</text:span><text:span text:style-name="T78"><text:line-break/>274<text:tab/>vl 2<text:tab/>bar in Ms unison with vl 1</text:span><text:span text:style-name="T56"><text:line-break/>283<text:tab/>vlne<text:tab/></text:span><text:span text:style-name="T55">2nd quarter in Ms: </text:span><text:span text:style-name="T56">G4</text:span><text:span text:style-name="T79"><text:line-break/>290<text:tab/>fl 2<text:tab/>1st quarter in Ms: r4</text:span><text:span text:style-name="T80"><text:line-break/>291<text:tab/>vl 1<text:tab/>3rd quarter in Ms: c″32–a′16.–a′32–fis′16.</text:span><text:span text:style-name="T66"><text:line-break/>295<text:tab/>vla<text:tab/>bar in Ms: g4–g4–g4</text:span><text:span text:style-name="T67"><text:line-break/>296<text:tab/>vla<text:tab/>bar in Ms: g4–r4–r4</text:span><text:span text:style-name="T81"><text:line-break/><text:line-break/>320<text:tab/>B<text:tab/>3rd quarter in Ms: d′8–cis′16–b16</text:span><text:span text:style-name="T82"><text:line-break/>321<text:tab/>B<text:tab/>1st and 2nd quarter in Ms: a4–e8–a8</text:span><text:span text:style-name="T83"><text:line-break/>329<text:tab/>V<text:tab/>4th eighth in Ms: a8</text:span><text:span text:style-name="T86"><text:line-break/>33</text:span><text:span text:style-name="T87">3</text:span><text:span text:style-name="T86"><text:tab/>vl 2<text:tab/>1st quarter in Ms: d″8.–cis″32–b′32; grace note missing</text:span><text:span text:style-name="T87"><text:line-break/>338<text:tab/>vl 2<text:tab/>2nd/3rd quarter in Ms: cis″8–cis″8–cis″4</text:span><text:span text:style-name="T85"><text:line-break/>357<text:tab/>vl 1<text:tab/>bar missing in Ms</text:span><text:span text:style-name="T84"><text:line-break/>366<text:tab/>A<text:tab/>last eighth in Ms: r16–a′16</text:span><text:span text:style-name="T88"><text:line-break/>386<text:tab/>vla<text:tab/>1st quarter in Ms: d′8.–b′16</text:span><text:span text:style-name="T11"><text:line-break/></text:span><text:span text:style-name="T9"><text:line-break/></text:span></text:p>
      <text:p text:style-name="P7"/>
      <text:p text:style-name="P7"/>
      <text:p text:style-name="P7"/>
      <text:p text:style-name="P7"/>
      <text:p text:style-name="P11">This edition has been compiled and checked with utmost diligence. Nevertheless, errors and mistakes cannot be totally excluded. Please report any errors and mistakes to wolfgang (at) esser-skala.at or create an issue or pull request on the edition’s GitHub page (https://github.com/skafdasschaf/reindl-missa-pastorella-ex-G). Your help will be greatly appreciated.</text:p>
      <text:p text:style-name="P12"/>
      <text:p text:style-name="P12"/>
      <text:p text:style-name="P12"><text:soft-page-break/><text:span text:style-name="T5">Salzburg, </text:span><text:span text:style-name="T8">December</text:span><text:span text:style-name="T5"> 201</text:span><text:span text:style-name="T6">9</text:span><text:line-break/>Wolfgang <text:span text:style-name="T94">Esser-</text:span>Skala</text:p>
      <text:p text:style-name="P23"><text:line-break/>C O N T E N T S</text:p>
      <text:p text:style-name="P2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9-12-08T20:46:56.753074601</dc:date>
    <dc:creator>Wolfgang Skala</dc:creator>
    <meta:editing-duration>P7DT11H40M1S</meta:editing-duration>
    <meta:editing-cycles>675</meta:editing-cycles>
    <meta:generator>LibreOffice/4.2.8.2$Linux_X86_64 LibreOffice_project/420m0$Build-2</meta:generator>
    <meta:document-statistic meta:table-count="0" meta:image-count="1" meta:object-count="0" meta:page-count="6" meta:paragraph-count="18" meta:word-count="1276" meta:character-count="5945" meta:non-whitespace-character-count="4726"/>
  </office:meta>
</office:document-meta>
</file>